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4">
      <style:paragraph-properties fo:margin-left="2.501cm" fo:margin-right="0cm" fo:text-indent="-0.635cm" style:auto-text-indent="false"/>
    </style:style>
    <style:style style:name="P9" style:family="paragraph" style:parent-style-name="Standard" style:list-style-name="L4">
      <style:paragraph-properties fo:margin-left="0cm" fo:margin-right="0cm" fo:text-indent="0cm" style:auto-text-indent="false"/>
    </style:style>
    <style:style style:name="P10" style:family="paragraph" style:parent-style-name="Standard" style:list-style-name="L4">
      <style:paragraph-properties fo:margin-left="1.251cm" fo:margin-right="0cm" fo:text-indent="-0.635cm" style:auto-text-indent="false"/>
    </style:style>
    <style:style style:name="P11" style:family="paragraph" style:parent-style-name="Text_20_body" style:list-style-name="L9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<text:span text:style-name="T1">Type :</text:span></text:h>
      <text:list xml:id="list7142225060209047878" text:style-name="L9">
        <text:list-item>
          <text:p text:style-name="P11">Zombie/Survie</text:p>
        </text:list-item>
      </text:list>
      <text:p text:style-name="Standard"/>
      <text:h text:style-name="Heading_20_5" text:outline-level="5">But : </text:h>
      <text:list xml:id="list4601844703988966814" text:style-name="L1">
        <text:list-item>
          <text:p text:style-name="P1">Résister a des vagues de zombies de plus en plus violente</text:p>
        </text:list-item>
        <text:list-item>
          <text:p text:style-name="P1">Survivre le plus vague possible</text:p>
        </text:list-item>
      </text:list>
      <text:p text:style-name="Standard"/>
      <text:h text:style-name="Heading_20_5" text:outline-level="5">Description :</text:h>
      <text:list xml:id="list9087807834715504048" text:style-name="L2">
        <text:list-item>
          <text:p text:style-name="P2">Tuer des zombies rapporte de l'argent</text:p>
        </text:list-item>
        <text:list-item>
          <text:p text:style-name="P2">Achat de pièges avec l'argent trouvé/gagné</text:p>
        </text:list-item>
        <text:list-item>
          <text:p text:style-name="P2">Les Zombies peuvent détruire certains pièges</text:p>
        </text:list-item>
        <text:list-item>
          <text:p text:style-name="P2">On peut réparer les pièges abîmes ou cassé</text:p>
        </text:list-item>
        <text:list-item>
          <text:p text:style-name="P2">Réparer des pièges consomme des scraps/tools</text:p>
        </text:list-item>
        <text:list-item>
          <text:p text:style-name="P2">On ramasse les items en marchant dessus</text:p>
        </text:list-item>
        <text:list-item>
          <text:p text:style-name="P2">On peut fouiller certains éléments de décors (armoires, boites, poubelle, ...)</text:p>
        </text:list-item>
        <text:list-item>
          <text:p text:style-name="P2">Tout le contenu d'un objet fouillé est ramassé automatiquement</text:p>
        </text:list-item>
        <text:list-item>
          <text:p text:style-name="P2">Les Zombies peuvent lâcher certains objets en mourant</text:p>
        </text:list-item>
        <text:list-item>
          <text:p text:style-name="P2">Le joueur peut se soigner avec un kit de soin</text:p>
        </text:list-item>
        <text:list-item>
          <text:p text:style-name="P2">Utiliser un kit de soin demande 5 secondes durant lesquelles le joueur ne reçoit pas de dégâts</text:p>
        </text:list-item>
        <text:list-item>
          <text:p text:style-name="P2">On ne peut transporter qu'un seul kit de soin</text:p>
        </text:list-item>
        <text:list-item>
          <text:p text:style-name="P2">Des items apparaissent en villes après chaque vague de zombies</text:p>
        </text:list-item>
      </text:list>
      <text:p text:style-name="Standard"/>
      <text:h text:style-name="Heading_20_5" text:outline-level="5">Items :</text:h>
      <text:list xml:id="list4964110100616024399" text:style-name="L3">
        <text:list-item>
          <text:p text:style-name="P3">Argent</text:p>
        </text:list-item>
        <text:list-item>
          <text:p text:style-name="P3">Scraps/Tools</text:p>
        </text:list-item>
        <text:list-item>
          <text:p text:style-name="P3">Kit de soin</text:p>
        </text:list-item>
        <text:list-item>
          <text:p text:style-name="P3">Armes (différentes armes, objet unique)</text:p>
        </text:list-item>
        <text:list-item>
          <text:p text:style-name="P3">Munitions (différent types par armes)</text:p>
        </text:list-item>
      </text:list>
      <text:p text:style-name="Standard"/>
      <text:h text:style-name="Heading_20_5" text:outline-level="5">Armes :</text:h>
      <text:list xml:id="list7879001781807223038" text:style-name="L4">
        <text:list-item>
          <text:p text:style-name="P4">Clé a mollette :</text:p>
        </text:list-item>
        <text:list-item>
          <text:p text:style-name="P8">Disponible des le départ</text:p>
        </text:list-item>
        <text:list-item>
          <text:p text:style-name="P8">Principal : Construire piège sélectionné</text:p>
        </text:list-item>
        <text:list-item>
          <text:p text:style-name="P8">Secondaire : Réparer piège en face de soi</text:p>
        </text:list-item>
        <text:list-item>
          <text:p text:style-name="P10">USP</text:p>
        </text:list-item>
        <text:list-item>
          <text:p text:style-name="P10">Shotgun</text:p>
        </text:list-item>
        <text:list-item>
          <text:p text:style-name="P10">Ak-47</text:p>
        </text:list-item>
        <text:list-item>
          <text:p text:style-name="P10">AWP</text:p>
        </text:list-item>
        <text:list-item>
          <text:p text:style-name="P10">Railgun</text:p>
        </text:list-item>
        <text:list-item>
          <text:p text:style-name="P10">...</text:p>
          <text:p text:style-name="P9"/>
        </text:list-item>
      </text:list>
      <text:h text:style-name="Heading_20_5" text:outline-level="5"><text:soft-page-break/>Touches :</text:h>
      <text:list xml:id="list21248316" text:continue-numbering="true" text:style-name="L4">
        <text:list-item>
          <text:p text:style-name="P4">Tab - Ouvre le menu</text:p>
        </text:list-item>
        <text:list-item>
          <text:p text:style-name="P4">Clic gauche – Attaque principale</text:p>
        </text:list-item>
        <text:list-item>
          <text:p text:style-name="P4">Clic droit – Attaque secondaire</text:p>
        </text:list-item>
      </text:list>
      <text:p text:style-name="Standard"/>
      <text:h text:style-name="Heading_20_5" text:outline-level="5">Idées :</text:h>
      <text:list xml:id="list5830899971517085415" text:style-name="L5">
        <text:list-item>
          <text:p text:style-name="P5">Multijoueur en écran partagé et/ou en ligne</text:p>
        </text:list-item>
        <text:list-item>
          <text:p text:style-name="P5">Villes de départ généré aléatoirement</text:p>
        </text:list-item>
        <text:list-item>
          <text:p text:style-name="P5">Ramasser des blueprints permettant de crafter plus de pièges, améliorer les pièges, améliorer les armes, débloquer certaines armes</text:p>
        </text:list-item>
        <text:list-item>
          <text:p text:style-name="P5">Plus d'items en rapport avec les blueprints</text:p>
        </text:list-item>
        <text:list-item>
          <text:p text:style-name="P5">Ajouter un inventaire pour gérer ca</text:p>
        </text:list-item>
      </text:list>
      <text:p text:style-name="Standard"/>
      <text:h text:style-name="Heading_20_5" text:outline-level="5">Menu :</text:h>
      <text:list xml:id="list7502869975353695088" text:style-name="L6">
        <text:list-item>
          <text:p text:style-name="P6">Plusieurs onglet, un par menu</text:p>
        </text:list-item>
        <text:list-item>
          <text:p text:style-name="P6">Menu de craft : permet de sélectionner le piége a construire, affiche le prix des piéges</text:p>
        </text:list-item>
        <text:list-item>
          <text:p text:style-name="P6">Menu d'armes : Affiche les armes indisponible grisée et les armes disponible en couleur, affiche les munitions en regard de l'arme a laquelle elles correspondent.</text:p>
        </text:list-item>
      </text:list>
      <text:p text:style-name="Standard"/>
      <text:h text:style-name="Heading_20_5" text:outline-level="5">Graphismes :</text:h>
      <text:list xml:id="list6205258265138582128" text:style-name="L7">
        <text:list-item>
          <text:p text:style-name="P7">2D, tileset (Zelda like)</text:p>
        </text:list-item>
      </text:list>
      <text:p text:style-name="Standard"/>
      <text:h text:style-name="Heading_20_5" text:outline-level="5">Codage :</text:h>
      <text:list xml:id="list21258662" text:continue-list="list21248316" text:style-name="L4">
        <text:list-item>
          <text:p text:style-name="P4">C++ avec SD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Van Gysegem</meta:initial-creator>
    <meta:creation-date>2012-09-03T00:41:27.62</meta:creation-date>
    <dc:date>2012-09-03T01:11:33.20</dc:date>
    <dc:creator>Thomas Van Gysegem</dc:creator>
    <meta:editing-duration>PT30M8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2" meta:paragraph-count="54" meta:word-count="347" meta:character-count="1852"/>
  </office:meta>
</office:document-meta>
</file>